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orphans="2" fo:widows="2"/>
    </style:style>
    <style:style style:name="P3" style:family="paragraph" style:parent-style-name="Text_20_body">
      <style:paragraph-properties fo:margin-left="0in" fo:margin-right="0in" fo:margin-top="0in" fo:margin-bottom="0in" fo:text-align="center" style:justify-single-word="false" fo:orphans="2" fo:widows="2" fo:text-indent="0.1575in" style:auto-text-indent="false" style:writing-mode="lr-tb"/>
      <style:text-properties fo:font-variant="normal" fo:text-transform="none" fo:color="#000000" style:text-line-through-style="none" style:font-name="Times New Roman" fo:font-size="14.25pt" fo:letter-spacing="normal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left="0in" fo:margin-right="0in" fo:margin-top="0in" fo:margin-bottom="0in" fo:text-align="center" style:justify-single-word="false" fo:orphans="2" fo:widows="2" fo:text-indent="0.1575in" style:auto-text-indent="false" style:writing-mode="lr-tb"/>
    </style:style>
    <style:style style:name="P5" style:family="paragraph" style:parent-style-name="Text_20_body">
      <style:paragraph-properties fo:margin-top="0in" fo:margin-bottom="0in" fo:text-align="justify" style:justify-single-word="false" fo:orphans="2" fo:widows="2" style:writing-mode="lr-tb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left="0in" fo:margin-right="0in" fo:margin-top="0in" fo:margin-bottom="0in" fo:text-align="justify" style:justify-single-word="false" fo:orphans="2" fo:widows="2" fo:text-indent="0.1972in" style:auto-text-indent="false" style:writing-mode="lr-tb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0in" fo:margin-right="0in" fo:margin-top="0in" fo:margin-bottom="0in" fo:text-align="justify" style:justify-single-word="false" fo:orphans="2" fo:widows="2" fo:text-indent="0.1972in" style:auto-text-indent="false" style:writing-mode="lr-tb"/>
    </style:style>
    <style:style style:name="P8" style:family="paragraph" style:parent-style-name="Text_20_body">
      <style:paragraph-properties fo:orphans="2" fo:widows="2" fo:break-before="page"/>
    </style:style>
    <style:style style:name="P9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orphans="2" fo:widows="2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orphans="2" fo:widows="2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fo:background-color="transparent"/>
    </style:style>
    <style:style style:name="P12" style:family="paragraph" style:parent-style-name="Text_20_body">
      <style:paragraph-properties fo:margin-top="0in" fo:margin-bottom="0in" fo:text-align="justify" style:justify-single-word="false" fo:orphans="2" fo:widows="2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fo:background-color="transparent"/>
    </style:style>
    <style:style style:name="P13" style:family="paragraph" style:parent-style-name="Text_20_body" style:list-style-name="L1">
      <style:paragraph-properties fo:margin-top="0in" fo:margin-bottom="0in" fo:text-align="justify" style:justify-single-word="false" fo:orphans="2" fo:widows="2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fo:background-color="transparent"/>
    </style:style>
    <style:style style:name="P14" style:family="paragraph" style:parent-style-name="Text_20_body" style:list-style-name="L2">
      <style:paragraph-properties fo:margin-top="0in" fo:margin-bottom="0in" fo:text-align="justify" style:justify-single-word="false" fo:orphans="2" fo:widows="2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fo:background-color="transparent"/>
    </style:style>
    <style:style style:name="P15" style:family="paragraph" style:parent-style-name="Text_20_body" style:list-style-name="L3">
      <style:paragraph-properties fo:margin-top="0in" fo:margin-bottom="0in" fo:text-align="justify" style:justify-single-word="false" fo:orphans="2" fo:widows="2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fo:background-color="transparent"/>
    </style:style>
    <style:style style:name="P16" style:family="paragraph" style:parent-style-name="Text_20_body">
      <style:paragraph-properties fo:margin-top="0in" fo:margin-bottom="0in" fo:text-align="justify" style:justify-single-word="false" fo:orphans="2" fo:widows="2" style:writing-mode="lr-tb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fo:background-color="transparent"/>
    </style:style>
    <style:style style:name="P17" style:family="paragraph" style:parent-style-name="Text_20_body">
      <style:paragraph-properties fo:margin-top="0in" fo:margin-bottom="0in" fo:text-align="justify" style:justify-single-word="false" fo:orphans="2" fo:widows="2" style:writing-mode="lr-tb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4">
      <style:paragraph-properties fo:margin-top="0in" fo:margin-bottom="0in" fo:text-align="justify" style:justify-single-word="false" fo:orphans="2" fo:widows="2" style:writing-mode="lr-tb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4">
      <style:paragraph-properties fo:margin-left="0in" fo:margin-right="0in" fo:margin-top="0in" fo:margin-bottom="0in" fo:text-align="justify" style:justify-single-word="false" fo:orphans="2" fo:widows="2" fo:text-indent="0.1972in" style:auto-text-indent="false" style:writing-mode="lr-tb"/>
    </style:style>
    <style:style style:name="P20" style:family="paragraph" style:parent-style-name="Heading_20_1">
      <style:paragraph-properties fo:text-align="center" style:justify-single-word="false"/>
      <style:text-properties fo:color="#000000" fo:font-size="26pt" style:font-size-asian="26pt" style:font-size-complex="26pt"/>
    </style:style>
    <style:style style:name="T1" style:family="text">
      <style:text-properties style:text-line-through-style="none"/>
    </style:style>
    <style:style style:name="T2" style:family="text">
      <style:text-properties style:text-underline-style="none"/>
    </style:style>
    <style:style style:name="T3" style:family="text">
      <style:text-properties style:text-blinking="false"/>
    </style:style>
    <style:style style:name="T4" style:family="text">
      <style:text-properties fo:background-color="transparent"/>
    </style:style>
    <style:style style:name="T5" style:family="text">
      <style:text-properties fo:font-style="normal"/>
    </style:style>
    <style:style style:name="T6" style:family="text">
      <style:text-properties style:font-name="Times New Roman"/>
    </style:style>
    <style:style style:name="T7" style:family="text">
      <style:text-properties fo:color="#000000"/>
    </style:style>
    <style:style style:name="T8" style:family="text">
      <style:text-properties fo:font-variant="normal" fo:text-transform="none"/>
    </style:style>
    <style:style style:name="T9" style:family="text">
      <style:text-properties fo:letter-spacing="normal"/>
    </style:style>
    <style:style style:name="T10" style:family="text">
      <style:text-properties fo:font-weight="normal"/>
    </style:style>
    <style:style style:name="T11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972in" fo:text-indent="-0.25in" fo:margin-left="0.6972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9472in" fo:text-indent="-0.25in" fo:margin-left="0.9472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1972in" fo:text-indent="-0.25in" fo:margin-left="1.197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472in" fo:text-indent="-0.25in" fo:margin-left="1.4472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6972in" fo:text-indent="-0.25in" fo:margin-left="1.697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472in" fo:text-indent="-0.25in" fo:margin-left="1.947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1972in" fo:text-indent="-0.25in" fo:margin-left="2.197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472in" fo:text-indent="-0.25in" fo:margin-left="2.447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972in" fo:text-indent="-0.25in" fo:margin-left="2.697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472in" fo:text-indent="-0.25in" fo:margin-left="2.947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0" text:outline-level="1">JUnit</text:h>
      <text:p text:style-name="P4">Projeto de Software para a Disciplina Técnicas de Programação Avançada (2012.1)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Clovis Pinheiro</text:p>
      <text:p text:style-name="P9">Daniel Tamaki Batista</text:p>
      <text:p text:style-name="P9">Marcos Rodrigues</text:p>
      <text:p text:style-name="P2"/>
      <text:p text:style-name="P8"/>
      <text:list xml:id="list2158550770" text:style-name="L1">
        <text:list-item>
          <text:p text:style-name="P13">Descrição do problema</text:p>
        </text:list-item>
      </text:list>
      <text:p text:style-name="P1"/>
      <text:p text:style-name="P1"><text:tab/>A motivação para este projeto foi criar um framework para testes, baseado no JUnit, de forma que seja fácil escrever e executar testes unitários automatizados. Estes são escritos de modo a garantir o funcionamento de pedaços de código, mesmo muito tempo depois de sua implementação, sendo assim fácil identificar quando e onde um erro é introduzido durante a evolução do software. Também é possível utilizar os testes como um guia para a programação, prática conhecida como TDD (Test-Driven Development).</text:p>
      <text:p text:style-name="P1"><text:tab/>O framework deve possuir uma classe base que deve ser extendida pelo cliente. Os métodos que realizarão os testes não devem receber quaisquer parâmetros, e seus nomes devem sempre iniciar por “test”. Esta classe deve possuir um método de inicialização e um de finalização, que são chamados antes e depois de cada teste respectivamente, para que se possa minimizar a repetição na preparação para os testes. Além disso, devem existir métodos utilitários para determinar as condições de validade do teste (asserções), tais que informem claramente o estado dos dados testados em caso de falha.</text:p>
      <text:p text:style-name="P1"><text:tab/>Deve existir uma interface gráfica de onde seja possível acompanhar a execução dos testes em tempo real, e que persista os dados de execução. Deve ser possível analisar o histórico de testes quanto ao número de execuções, quantidade média de testes executados, de falhas, e tempo levado na execução.</text:p>
      <text:p text:style-name="P2"/>
      <text:list xml:id="list90019852" text:style-name="L2">
        <text:list-item>
          <text:p text:style-name="P14">Projeto de Classes</text:p>
        </text:list-item>
      </text:list>
      <text:p text:style-name="P11"/>
      <text:list xml:id="list1637151307" text:style-name="L3">
        <text:list-item>
          <text:p text:style-name="P15">Padrões de projeto utilizados</text:p>
        </text:list-item>
      </text:list>
      <text:p text:style-name="P12"><text:span text:style-name="T10"/></text:p>
      <text:list xml:id="list2164412773" text:style-name="L4">
        <text:list-item>
          <text:p text:style-name="P18">MVC</text:p>
        </text:list-item>
      </text:list>
      <text:p text:style-name="P17"><text:tab/>Vimos necessidade de separar a lógica de negócios, de persistência e de apresentação. Desse modo, o software pôde atinge alta ortogonalidade, sendo possível alterar livremente suas camadas sem interferir no resto dos componentes.</text:p>
      <text:p text:style-name="P17"/>
      <text:list xml:id="list1153467592" text:continue-numbering="true" text:style-name="L4">
        <text:list-item>
          <text:p text:style-name="P18">Command</text:p>
        </text:list-item>
      </text:list>
      <text:p text:style-name="P17"><text:tab/></text:p>
      <text:list xml:id="list2019813419" text:continue-numbering="true" text:style-name="L4">
        <text:list-item>
          <text:p text:style-name="P18">Facade</text:p>
        </text:list-item>
        <text:list-item>
          <text:p text:style-name="P18">Observer</text:p>
        </text:list-item>
        <text:list-item>
          <text:p text:style-name="P18">Decorator</text:p>
        </text:list-item>
        <text:list-item>
          <text:p text:style-name="P18">Composite</text:p>
          <text:p text:style-name="P19"/>
        </text:list-item>
      </text:list>
      <text:p text:style-name="P6"/>
      <text:p text:style-name="P5"/>
      <text:p text:style-name="P5">Apêndice – Códigos Fonte</text:p>
      <text:p text:style-name="P2"/>
      <text:p text:style-name="P7">Os códigos seguem hospedados no seguinte endereço: https://github.com/mrodrigues/JUn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maki </meta:initial-creator>
    <meta:creation-date>2012-06-21T15:10:50</meta:creation-date>
    <dc:date>2012-06-21T22:20:32</dc:date>
    <dc:creator>Marcos </dc:creator>
    <meta:editing-duration>PT02H44M11S</meta:editing-duration>
    <meta:editing-cycles>29</meta:editing-cycles>
    <meta:generator>OpenOffice.org/3.2$Linux OpenOffice.org_project/320m12$Build-9483</meta:generator>
    <meta:document-statistic meta:table-count="0" meta:image-count="0" meta:object-count="0" meta:page-count="2" meta:paragraph-count="21" meta:word-count="310" meta:character-count="1993"/>
  </office:meta>
</office:document-meta>
</file>